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1.1311in"/>
    </style:style>
    <style:style style:name="co4" style:family="table-column">
      <style:table-column-properties fo:break-before="auto" style:column-width="1.1516in"/>
    </style:style>
    <style:style style:name="co5" style:family="table-column">
      <style:table-column-properties fo:break-before="auto" style:column-width="1.2118in"/>
    </style:style>
    <style:style style:name="co6" style:family="table-column">
      <style:table-column-properties fo:break-before="auto" style:column-width="1.022in"/>
    </style:style>
    <style:style style:name="co7" style:family="table-column">
      <style:table-column-properties fo:break-before="auto" style:column-width="1.1047in"/>
    </style:style>
    <style:style style:name="co8" style:family="table-column">
      <style:table-column-properties fo:break-before="auto" style:column-width="0.9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2"/>
    <style:style style:name="ce4" style:family="table-cell" style:parent-style-name="Accent_20_3" style:data-style-name="N2"/>
    <style:style style:name="ce6" style:family="table-cell" style:parent-style-name="Good" style:data-style-name="N2"/>
    <style:style style:name="ce7" style:family="table-cell" style:parent-style-name="Bad" style:data-style-name="N2"/>
    <style:style style:name="ce5" style:family="table-cell" style:parent-style-name="Accent_20_3" style:data-style-name="N1"/>
    <style:style style:name="ce9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1-1</text:p>
          </table:table-cell>
          <table:table-cell office:value-type="float" office:value="173.99" calcext:value-type="float">
            <text:p>173.99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p02-1</text:p>
          </table:table-cell>
          <table:table-cell table:style-name="ce2" office:value-type="float" office:value="193.8" calcext:value-type="float">
            <text:p>193.80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p03-1</text:p>
          </table:table-cell>
          <table:table-cell table:style-name="ce2" office:value-type="float" office:value="172.24" calcext:value-type="float">
            <text:p>172.24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p01-2</text:p>
          </table:table-cell>
          <table:table-cell office:value-type="float" office:value="173.99" calcext:value-type="float">
            <text:p>173.99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p02-2</text:p>
          </table:table-cell>
          <table:table-cell table:style-name="ce2" office:value-type="float" office:value="178.37" calcext:value-type="float">
            <text:p>178.37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p03-2</text:p>
          </table:table-cell>
          <table:table-cell table:style-name="ce2" office:value-type="float" office:value="173.14" calcext:value-type="float">
            <text:p>173.1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p01-3</text:p>
          </table:table-cell>
          <table:table-cell office:value-type="float" office:value="183.97" calcext:value-type="float">
            <text:p>183.97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p02-3</text:p>
          </table:table-cell>
          <table:table-cell table:style-name="ce2" office:value-type="float" office:value="183.78" calcext:value-type="float">
            <text:p>183.78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p03-3</text:p>
          </table:table-cell>
          <table:table-cell table:style-name="ce2" office:value-type="float" office:value="176.76" calcext:value-type="float">
            <text:p>176.7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p01-4</text:p>
          </table:table-cell>
          <table:table-cell office:value-type="float" office:value="179.68" calcext:value-type="float">
            <text:p>179.6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p02-4</text:p>
          </table:table-cell>
          <table:table-cell table:style-name="ce2" office:value-type="float" office:value="184.01" calcext:value-type="float">
            <text:p>184.01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p03-4</text:p>
          </table:table-cell>
          <table:table-cell table:style-name="ce2" office:value-type="float" office:value="181.28" calcext:value-type="float">
            <text:p>181.2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p01-5</text:p>
          </table:table-cell>
          <table:table-cell office:value-type="float" office:value="173.99" calcext:value-type="float">
            <text:p>173.99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p02-5</text:p>
          </table:table-cell>
          <table:table-cell table:style-name="ce2" office:value-type="float" office:value="185.97" calcext:value-type="float">
            <text:p>185.97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p03-5</text:p>
          </table:table-cell>
          <table:table-cell table:style-name="ce2" office:value-type="float" office:value="173.1" calcext:value-type="float">
            <text:p>173.1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3:.B7])" office:value-type="float" office:value="177.124" calcext:value-type="float">
            <text:p>177.12</text:p>
          </table:table-cell>
          <table:table-cell table:style-name="Accent_20_3" table:formula="of:=AVERAGE([.C3:.C7])" office:value-type="float" office:value="121" calcext:value-type="float">
            <text:p>121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3:.F7])" office:value-type="float" office:value="185.186" calcext:value-type="float">
            <text:p>185.19</text:p>
          </table:table-cell>
          <table:table-cell table:style-name="Accent_20_3" table:formula="of:=AVERAGE([.G3:.G7])" office:value-type="float" office:value="130" calcext:value-type="float">
            <text:p>130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3:.J7])" office:value-type="float" office:value="175.304" calcext:value-type="float">
            <text:p>175.30</text:p>
          </table:table-cell>
          <table:table-cell table:style-name="Accent_20_3" table:formula="of:=AVERAGE([.K3:.K7])" office:value-type="float" office:value="328.6" calcext:value-type="float">
            <text:p>328.6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3:.B7])" office:value-type="float" office:value="173.99" calcext:value-type="float">
            <text:p>173.99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3:.F7])" office:value-type="float" office:value="178.37" calcext:value-type="float">
            <text:p>178.37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3:.J7])" office:value-type="float" office:value="172.24" calcext:value-type="float">
            <text:p>172.24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3:.B7])" office:value-type="float" office:value="183.97" calcext:value-type="float">
            <text:p>183.97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3:.F7])" office:value-type="float" office:value="193.8" calcext:value-type="float">
            <text:p>193.80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3:.J7])" office:value-type="float" office:value="181.28" calcext:value-type="float">
            <text:p>181.28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4-1</text:p>
          </table:table-cell>
          <table:table-cell office:value-type="float" office:value="643.78" calcext:value-type="float">
            <text:p>643.78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p05-1</text:p>
          </table:table-cell>
          <table:table-cell table:style-name="ce2" office:value-type="float" office:value="596.62" calcext:value-type="float">
            <text:p>596.62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p06-1</text:p>
          </table:table-cell>
          <table:table-cell table:style-name="ce2" office:value-type="float" office:value="387.74" calcext:value-type="float">
            <text:p>387.74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p04-2</text:p>
          </table:table-cell>
          <table:table-cell office:value-type="float" office:value="641.01" calcext:value-type="float">
            <text:p>641.01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p05-2</text:p>
          </table:table-cell>
          <table:table-cell table:style-name="ce2" office:value-type="float" office:value="597.15" calcext:value-type="float">
            <text:p>597.15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p06-2</text:p>
          </table:table-cell>
          <table:table-cell table:style-name="ce2" office:value-type="float" office:value="383.89" calcext:value-type="float">
            <text:p>383.89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p04-3</text:p>
          </table:table-cell>
          <table:table-cell office:value-type="float" office:value="650.05" calcext:value-type="float">
            <text:p>650.05</text:p>
          </table:table-cell>
          <table:table-cell office:value-type="float" office:value="878" calcext:value-type="float">
            <text:p>878</text:p>
          </table:table-cell>
          <table:table-cell/>
          <table:table-cell office:value-type="string" calcext:value-type="string">
            <text:p>p05-3</text:p>
          </table:table-cell>
          <table:table-cell table:style-name="ce2" office:value-type="float" office:value="596.99" calcext:value-type="float">
            <text:p>596.99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p06-3</text:p>
          </table:table-cell>
          <table:table-cell table:style-name="ce2" office:value-type="float" office:value="381.72" calcext:value-type="float">
            <text:p>381.72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p04-4</text:p>
          </table:table-cell>
          <table:table-cell office:value-type="float" office:value="628.82" calcext:value-type="float">
            <text:p>628.82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p05-4</text:p>
          </table:table-cell>
          <table:table-cell table:style-name="ce2" office:value-type="float" office:value="598.88" calcext:value-type="float">
            <text:p>598.88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p06-4</text:p>
          </table:table-cell>
          <table:table-cell table:style-name="ce2" office:value-type="float" office:value="389.24" calcext:value-type="float">
            <text:p>389.2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p04-5</text:p>
          </table:table-cell>
          <table:table-cell office:value-type="float" office:value="628.26" calcext:value-type="float">
            <text:p>628.26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p05-5</text:p>
          </table:table-cell>
          <table:table-cell table:style-name="ce2" office:value-type="float" office:value="589.68" calcext:value-type="float">
            <text:p>589.68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p06-5</text:p>
          </table:table-cell>
          <table:table-cell table:style-name="ce2" office:value-type="float" office:value="382.65" calcext:value-type="float">
            <text:p>382.6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15:.B19])" office:value-type="float" office:value="638.384" calcext:value-type="float">
            <text:p>638.38</text:p>
          </table:table-cell>
          <table:table-cell table:style-name="Accent_20_3" table:formula="of:=AVERAGE([.C15:.C19])" office:value-type="float" office:value="596.4" calcext:value-type="float">
            <text:p>596.4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15:.F19])" office:value-type="float" office:value="595.864" calcext:value-type="float">
            <text:p>595.86</text:p>
          </table:table-cell>
          <table:table-cell table:style-name="Accent_20_3" table:formula="of:=AVERAGE([.G15:.G19])" office:value-type="float" office:value="480.4" calcext:value-type="float">
            <text:p>480.4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15:.J19])" office:value-type="float" office:value="385.048" calcext:value-type="float">
            <text:p>385.05</text:p>
          </table:table-cell>
          <table:table-cell table:style-name="Accent_20_3" table:formula="of:=AVERAGE([.K15:.K19])" office:value-type="float" office:value="497.6" calcext:value-type="float">
            <text:p>497.6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15:.B19])" office:value-type="float" office:value="628.26" calcext:value-type="float">
            <text:p>628.26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15:.F19])" office:value-type="float" office:value="589.68" calcext:value-type="float">
            <text:p>589.68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15:.J19])" office:value-type="float" office:value="381.72" calcext:value-type="float">
            <text:p>381.72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15:.B19])" office:value-type="float" office:value="650.05" calcext:value-type="float">
            <text:p>650.05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15:.F19])" office:value-type="float" office:value="598.88" calcext:value-type="float">
            <text:p>598.88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15:.J19])" office:value-type="float" office:value="389.24" calcext:value-type="float">
            <text:p>389.24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7-1</text:p>
          </table:table-cell>
          <table:table-cell office:value-type="float" office:value="284.29" calcext:value-type="float">
            <text:p>284.29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p08-1</text:p>
          </table:table-cell>
          <table:table-cell table:style-name="ce2" office:value-type="float" office:value="3141.88" calcext:value-type="float">
            <text:p>3141.8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1</text:p>
          </table:table-cell>
          <table:table-cell table:style-name="ce2" office:value-type="float" office:value="1823.32" calcext:value-type="float">
            <text:p>1823.3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p07-2</text:p>
          </table:table-cell>
          <table:table-cell office:value-type="float" office:value="278.07" calcext:value-type="float">
            <text:p>278.0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p08-2</text:p>
          </table:table-cell>
          <table:table-cell table:style-name="ce2" office:value-type="float" office:value="2842.74" calcext:value-type="float">
            <text:p>2842.7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2</text:p>
          </table:table-cell>
          <table:table-cell table:style-name="ce2" office:value-type="float" office:value="1874.42" calcext:value-type="float">
            <text:p>1874.42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string" calcext:value-type="string">
            <text:p>p07-3</text:p>
          </table:table-cell>
          <table:table-cell office:value-type="float" office:value="284.4" calcext:value-type="float">
            <text:p>284.40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p08-3</text:p>
          </table:table-cell>
          <table:table-cell table:style-name="ce2" office:value-type="float" office:value="2921.5" calcext:value-type="float">
            <text:p>2921.5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3</text:p>
          </table:table-cell>
          <table:table-cell table:style-name="ce2" office:value-type="float" office:value="1806.4" calcext:value-type="float">
            <text:p>1806.4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p07-4</text:p>
          </table:table-cell>
          <table:table-cell office:value-type="float" office:value="279.1" calcext:value-type="float">
            <text:p>279.10</text:p>
          </table:table-cell>
          <table:table-cell office:value-type="float" office:value="868" calcext:value-type="float">
            <text:p>868</text:p>
          </table:table-cell>
          <table:table-cell/>
          <table:table-cell office:value-type="string" calcext:value-type="string">
            <text:p>p08-4</text:p>
          </table:table-cell>
          <table:table-cell table:style-name="ce2" office:value-type="float" office:value="2919.13" calcext:value-type="float">
            <text:p>2919.1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4</text:p>
          </table:table-cell>
          <table:table-cell table:style-name="ce2" office:value-type="float" office:value="1768.27" calcext:value-type="float">
            <text:p>1768.27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p07-5</text:p>
          </table:table-cell>
          <table:table-cell office:value-type="float" office:value="284.58" calcext:value-type="float">
            <text:p>284.58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p08-5</text:p>
          </table:table-cell>
          <table:table-cell table:style-name="ce2" office:value-type="float" office:value="2912.99" calcext:value-type="float">
            <text:p>2912.9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5</text:p>
          </table:table-cell>
          <table:table-cell table:style-name="ce2" office:value-type="float" office:value="1797.51" calcext:value-type="float">
            <text:p>1797.51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27:.B31])" office:value-type="float" office:value="282.088" calcext:value-type="float">
            <text:p>282.09</text:p>
          </table:table-cell>
          <table:table-cell table:style-name="Accent_20_3" table:formula="of:=AVERAGE([.C27:.C31])" office:value-type="float" office:value="517" calcext:value-type="float">
            <text:p>517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27:.F31])" office:value-type="float" office:value="2947.648" calcext:value-type="float">
            <text:p>2947.65</text:p>
          </table:table-cell>
          <table:table-cell table:style-name="Accent_20_3" table:formula="of:=AVERAGE([.G27:.G31])" office:value-type="float" office:value="3600" calcext:value-type="float">
            <text:p>3600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27:.J31])" office:value-type="float" office:value="1813.984" calcext:value-type="float">
            <text:p>1813.98</text:p>
          </table:table-cell>
          <table:table-cell table:style-name="Accent_20_3" table:formula="of:=AVERAGE([.K27:.K31])" office:value-type="float" office:value="3519.2" calcext:value-type="float">
            <text:p>3519.2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27:.B31])" office:value-type="float" office:value="278.07" calcext:value-type="float">
            <text:p>278.07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27:.F31])" office:value-type="float" office:value="2842.74" calcext:value-type="float">
            <text:p>2842.74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27:.J31])" office:value-type="float" office:value="1768.27" calcext:value-type="float">
            <text:p>1768.27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27:.B31])" office:value-type="float" office:value="284.58" calcext:value-type="float">
            <text:p>284.58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27:.F31])" office:value-type="float" office:value="3141.88" calcext:value-type="float">
            <text:p>3141.88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27:.J31])" office:value-type="float" office:value="1874.42" calcext:value-type="float">
            <text:p>1874.42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noSwap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10-1</text:p>
          </table:table-cell>
          <table:table-cell office:value-type="float" office:value="1351.85" calcext:value-type="float">
            <text:p>1351.85</text:p>
          </table:table-cell>
          <table:table-cell office:value-type="float" office:value="3464" calcext:value-type="float">
            <text:p>3464</text:p>
          </table:table-cell>
          <table:table-cell/>
          <table:table-cell office:value-type="string" calcext:value-type="string">
            <text:p>p11-1</text:p>
          </table:table-cell>
          <table:table-cell table:style-name="ce2" office:value-type="float" office:value="1011.1" calcext:value-type="float">
            <text:p>1011.1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p10-2</text:p>
          </table:table-cell>
          <table:table-cell office:value-type="float" office:value="1339.06" calcext:value-type="float">
            <text:p>1339.06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11-2</text:p>
          </table:table-cell>
          <table:table-cell table:style-name="ce2" office:value-type="float" office:value="994.22" calcext:value-type="float">
            <text:p>994.22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p10-3</text:p>
          </table:table-cell>
          <table:table-cell office:value-type="float" office:value="1364.84" calcext:value-type="float">
            <text:p>1364.84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11-3</text:p>
          </table:table-cell>
          <table:table-cell table:style-name="ce2" office:value-type="float" office:value="979.3" calcext:value-type="float">
            <text:p>979.3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p10-4</text:p>
          </table:table-cell>
          <table:table-cell office:value-type="float" office:value="1293.53" calcext:value-type="float">
            <text:p>1293.5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11-4</text:p>
          </table:table-cell>
          <table:table-cell table:style-name="ce2" office:value-type="float" office:value="1017.26" calcext:value-type="float">
            <text:p>1017.26</text:p>
          </table:table-cell>
          <table:table-cell office:value-type="float" office:value="3023" calcext:value-type="float">
            <text:p>3023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p10-5</text:p>
          </table:table-cell>
          <table:table-cell office:value-type="float" office:value="1368.75" calcext:value-type="float">
            <text:p>1368.75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11-5</text:p>
          </table:table-cell>
          <table:table-cell table:style-name="ce2" office:value-type="float" office:value="1000.8" calcext:value-type="float">
            <text:p>1000.8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39:.B43])" office:value-type="float" office:value="1343.606" calcext:value-type="float">
            <text:p>1343.61</text:p>
          </table:table-cell>
          <table:table-cell table:style-name="ce5" table:formula="of:=AVERAGE([.C39:.C43])" office:value-type="float" office:value="3572.8" calcext:value-type="float">
            <text:p>3573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39:.F43])" office:value-type="float" office:value="1000.536" calcext:value-type="float">
            <text:p>1000.54</text:p>
          </table:table-cell>
          <table:table-cell table:style-name="Accent_20_3" table:formula="of:=AVERAGE([.G39:.G43])" office:value-type="float" office:value="3484.6" calcext:value-type="float">
            <text:p>3484.6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39:.B43])" office:value-type="float" office:value="1293.53" calcext:value-type="float">
            <text:p>1293.53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39:.F43])" office:value-type="float" office:value="979.3" calcext:value-type="float">
            <text:p>979.30</text:p>
          </table:table-cell>
          <table:table-cell table:number-columns-repeated="5"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39:.B43])" office:value-type="float" office:value="1368.75" calcext:value-type="float">
            <text:p>1368.75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39:.F43])" office:value-type="float" office:value="1017.26" calcext:value-type="float">
            <text:p>1017.26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C-instances Standard/noSwap</text:p>
          </table:table-cell>
          <table:covered-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avg 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73.99" calcext:value-type="float">
            <text:p>173.99</text:p>
          </table:table-cell>
          <table:table-cell table:style-name="ce2" office:value-type="float" office:value="177.124" calcext:value-type="float">
            <text:p>177.12</text:p>
          </table:table-cell>
          <table:table-cell table:style-name="ce2" table:formula="of:=100*([.C50]-[.B50])/[.B50]" office:value-type="float" office:value="1.80125294557158" calcext:value-type="float">
            <text:p>1.80</text:p>
          </table:table-cell>
          <table:table-cell table:style-name="ce2" office:value-type="float" office:value="183.97" calcext:value-type="float">
            <text:p>183.97</text:p>
          </table:table-cell>
          <table:table-cell table:style-name="ce2" table:formula="of:=100*([.E50]-[.B50])/[.B50]" office:value-type="float" office:value="5.73596183688717" calcext:value-type="float">
            <text:p>5.74</text:p>
          </table:table-cell>
          <table:table-cell table:style-name="ce9"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78.37" calcext:value-type="float">
            <text:p>178.37</text:p>
          </table:table-cell>
          <table:table-cell table:style-name="ce2" office:value-type="float" office:value="185.186" calcext:value-type="float">
            <text:p>185.19</text:p>
          </table:table-cell>
          <table:table-cell table:style-name="ce2" table:formula="of:=100*([.C51]-[.B51])/[.B51]" office:value-type="float" office:value="3.82127039300331" calcext:value-type="float">
            <text:p>3.82</text:p>
          </table:table-cell>
          <table:table-cell table:style-name="ce2" office:value-type="float" office:value="193.8" calcext:value-type="float">
            <text:p>193.80</text:p>
          </table:table-cell>
          <table:table-cell table:style-name="ce2" table:formula="of:=100*([.E51]-[.B51])/[.B51]" office:value-type="float" office:value="8.65055782923138" calcext:value-type="float">
            <text:p>8.65</text:p>
          </table:table-cell>
          <table:table-cell table:style-name="ce9"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72.24" calcext:value-type="float">
            <text:p>172.24</text:p>
          </table:table-cell>
          <table:table-cell table:style-name="ce2" office:value-type="float" office:value="175.304" calcext:value-type="float">
            <text:p>175.30</text:p>
          </table:table-cell>
          <table:table-cell table:style-name="ce2" table:formula="of:=100*([.C52]-[.B52])/[.B52]" office:value-type="float" office:value="1.7789131444496" calcext:value-type="float">
            <text:p>1.78</text:p>
          </table:table-cell>
          <table:table-cell table:style-name="ce2" office:value-type="float" office:value="181.28" calcext:value-type="float">
            <text:p>181.28</text:p>
          </table:table-cell>
          <table:table-cell table:style-name="ce2" table:formula="of:=100*([.E52]-[.B52])/[.B52]" office:value-type="float" office:value="5.24849047840223" calcext:value-type="float">
            <text:p>5.25</text:p>
          </table:table-cell>
          <table:table-cell table:style-name="ce9" office:value-type="float" office:value="328.6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28.26" calcext:value-type="float">
            <text:p>628.26</text:p>
          </table:table-cell>
          <table:table-cell table:style-name="ce2" office:value-type="float" office:value="638.384" calcext:value-type="float">
            <text:p>638.38</text:p>
          </table:table-cell>
          <table:table-cell table:style-name="ce2" table:formula="of:=100*([.C53]-[.B53])/[.B53]" office:value-type="float" office:value="1.61143475631109" calcext:value-type="float">
            <text:p>1.61</text:p>
          </table:table-cell>
          <table:table-cell table:style-name="ce2" office:value-type="float" office:value="650.05" calcext:value-type="float">
            <text:p>650.05</text:p>
          </table:table-cell>
          <table:table-cell table:style-name="ce2" table:formula="of:=100*([.E53]-[.B53])/[.B53]" office:value-type="float" office:value="3.46830929869799" calcext:value-type="float">
            <text:p>3.47</text:p>
          </table:table-cell>
          <table:table-cell table:style-name="ce9" office:value-type="float" office:value="596.4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589.68" calcext:value-type="float">
            <text:p>589.68</text:p>
          </table:table-cell>
          <table:table-cell table:style-name="ce2" office:value-type="float" office:value="595.864" calcext:value-type="float">
            <text:p>595.86</text:p>
          </table:table-cell>
          <table:table-cell table:style-name="ce2" table:formula="of:=100*([.C54]-[.B54])/[.B54]" office:value-type="float" office:value="1.04870438203773" calcext:value-type="float">
            <text:p>1.05</text:p>
          </table:table-cell>
          <table:table-cell table:style-name="ce2" office:value-type="float" office:value="598.88" calcext:value-type="float">
            <text:p>598.88</text:p>
          </table:table-cell>
          <table:table-cell table:style-name="ce2" table:formula="of:=100*([.E54]-[.B54])/[.B54]" office:value-type="float" office:value="1.5601682268349" calcext:value-type="float">
            <text:p>1.56</text:p>
          </table:table-cell>
          <table:table-cell table:style-name="ce9" office:value-type="float" office:value="480.4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381.72" calcext:value-type="float">
            <text:p>381.72</text:p>
          </table:table-cell>
          <table:table-cell table:style-name="ce2" office:value-type="float" office:value="385.048" calcext:value-type="float">
            <text:p>385.05</text:p>
          </table:table-cell>
          <table:table-cell table:style-name="ce2" table:formula="of:=100*([.C55]-[.B55])/[.B55]" office:value-type="float" office:value="0.871843235879696" calcext:value-type="float">
            <text:p>0.87</text:p>
          </table:table-cell>
          <table:table-cell table:style-name="ce2" office:value-type="float" office:value="389.24" calcext:value-type="float">
            <text:p>389.24</text:p>
          </table:table-cell>
          <table:table-cell table:style-name="ce2" table:formula="of:=100*([.E55]-[.B55])/[.B55]" office:value-type="float" office:value="1.97003038876663" calcext:value-type="float">
            <text:p>1.97</text:p>
          </table:table-cell>
          <table:table-cell table:style-name="ce9" office:value-type="float" office:value="497.6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78.07" calcext:value-type="float">
            <text:p>278.07</text:p>
          </table:table-cell>
          <table:table-cell table:style-name="ce2" office:value-type="float" office:value="282.088" calcext:value-type="float">
            <text:p>282.09</text:p>
          </table:table-cell>
          <table:table-cell table:style-name="ce2" table:formula="of:=100*([.C56]-[.B56])/[.B56]" office:value-type="float" office:value="1.44495990218291" calcext:value-type="float">
            <text:p>1.44</text:p>
          </table:table-cell>
          <table:table-cell table:style-name="ce2" office:value-type="float" office:value="284.58" calcext:value-type="float">
            <text:p>284.58</text:p>
          </table:table-cell>
          <table:table-cell table:style-name="ce2" table:formula="of:=100*([.E56]-[.B56])/[.B56]" office:value-type="float" office:value="2.34113712374582" calcext:value-type="float">
            <text:p>2.34</text:p>
          </table:table-cell>
          <table:table-cell table:style-name="ce9"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2842.74" calcext:value-type="float">
            <text:p>2842.74</text:p>
          </table:table-cell>
          <table:table-cell table:style-name="ce2" office:value-type="float" office:value="2947.648" calcext:value-type="float">
            <text:p>2947.65</text:p>
          </table:table-cell>
          <table:table-cell table:style-name="ce2" table:formula="of:=100*([.C57]-[.B57])/[.B57]" office:value-type="float" office:value="3.69038322182121" calcext:value-type="float">
            <text:p>3.69</text:p>
          </table:table-cell>
          <table:table-cell table:style-name="ce2" office:value-type="float" office:value="3141.88" calcext:value-type="float">
            <text:p>3141.88</text:p>
          </table:table-cell>
          <table:table-cell table:style-name="ce2" table:formula="of:=100*([.E57]-[.B57])/[.B57]" office:value-type="float" office:value="10.5229461716513" calcext:value-type="float">
            <text:p>10.52</text:p>
          </table:table-cell>
          <table:table-cell table:style-name="ce9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768.27" calcext:value-type="float">
            <text:p>1768.27</text:p>
          </table:table-cell>
          <table:table-cell table:style-name="ce2" office:value-type="float" office:value="1813.984" calcext:value-type="float">
            <text:p>1813.98</text:p>
          </table:table-cell>
          <table:table-cell table:style-name="ce2" table:formula="of:=100*([.C58]-[.B58])/[.B58]" office:value-type="float" office:value="2.5852386796134" calcext:value-type="float">
            <text:p>2.59</text:p>
          </table:table-cell>
          <table:table-cell table:style-name="ce2" office:value-type="float" office:value="1874.42" calcext:value-type="float">
            <text:p>1874.42</text:p>
          </table:table-cell>
          <table:table-cell table:style-name="ce2" table:formula="of:=100*([.E58]-[.B58])/[.B58]" office:value-type="float" office:value="6.00304252178684" calcext:value-type="float">
            <text:p>6.00</text:p>
          </table:table-cell>
          <table:table-cell table:style-name="ce9" office:value-type="float" office:value="3519.2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293.53" calcext:value-type="float">
            <text:p>1293.53</text:p>
          </table:table-cell>
          <table:table-cell table:style-name="ce2" office:value-type="float" office:value="1343.606" calcext:value-type="float">
            <text:p>1343.61</text:p>
          </table:table-cell>
          <table:table-cell table:style-name="ce2" table:formula="of:=100*([.C59]-[.B59])/[.B59]" office:value-type="float" office:value="3.87126699805958" calcext:value-type="float">
            <text:p>3.87</text:p>
          </table:table-cell>
          <table:table-cell table:style-name="ce2" office:value-type="float" office:value="1368.75" calcext:value-type="float">
            <text:p>1368.75</text:p>
          </table:table-cell>
          <table:table-cell table:style-name="ce2" table:formula="of:=100*([.E59]-[.B59])/[.B59]" office:value-type="float" office:value="5.81509512728735" calcext:value-type="float">
            <text:p>5.82</text:p>
          </table:table-cell>
          <table:table-cell table:style-name="ce9" office:value-type="float" office:value="3572.8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979.3" calcext:value-type="float">
            <text:p>979.30</text:p>
          </table:table-cell>
          <table:table-cell office:value-type="float" office:value="1000.536" calcext:value-type="float">
            <text:p>1000.536</text:p>
          </table:table-cell>
          <table:table-cell table:style-name="ce2" table:formula="of:=100*([.C60]-[.B60])/[.B60]" office:value-type="float" office:value="2.16848769529257" calcext:value-type="float">
            <text:p>2.17</text:p>
          </table:table-cell>
          <table:table-cell table:style-name="ce2" office:value-type="float" office:value="1017.26" calcext:value-type="float">
            <text:p>1017.26</text:p>
          </table:table-cell>
          <table:table-cell table:style-name="ce2" table:formula="of:=100*([.E60]-[.B60])/[.B60]" office:value-type="float" office:value="3.87623812927602" calcext:value-type="float">
            <text:p>3.88</text:p>
          </table:table-cell>
          <table:table-cell table:style-name="ce9" office:value-type="float" office:value="3484.6" calcext:value-type="float">
            <text:p>3485</text:p>
          </table:table-cell>
          <table:table-cell table:number-columns-repeated="4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50:.B60])" office:value-type="float" office:value="844.197272727273" calcext:value-type="float">
            <text:p>844.20</text:p>
          </table:table-cell>
          <table:table-cell table:style-name="ce4" table:formula="of:=AVERAGE([.C50:.C60])" office:value-type="float" office:value="867.706545454546" calcext:value-type="float">
            <text:p>867.71</text:p>
          </table:table-cell>
          <table:table-cell table:style-name="ce4" table:formula="of:=AVERAGE([.D50:.D60])" office:value-type="float" office:value="2.24488685038388" calcext:value-type="float">
            <text:p>2.24</text:p>
          </table:table-cell>
          <table:table-cell table:style-name="ce4" table:formula="of:=AVERAGE([.E50:.E60])" office:value-type="float" office:value="898.555454545455" calcext:value-type="float">
            <text:p>898.56</text:p>
          </table:table-cell>
          <table:table-cell table:style-name="ce4" table:formula="of:=AVERAGE([.F50:.F60])" office:value-type="float" office:value="5.01745246659706" calcext:value-type="float">
            <text:p>5.02</text:p>
          </table:table-cell>
          <table:table-cell table:style-name="ce5" table:formula="of:=AVERAGE([.G50:.G60])" office:value-type="float" office:value="1531.6" calcext:value-type="float">
            <text:p>1532</text:p>
          </table:table-cell>
          <table:table-cell table:number-columns-repeated="4"/>
        </table:table-row>
        <table:table-row table:style-name="ro1" table:number-rows-repeated="18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+Swap starts here</text:p>
          </table:table-cell>
          <table:covered-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1-1</text:p>
          </table:table-cell>
          <table:table-cell office:value-type="float" office:value="183.4" calcext:value-type="float">
            <text:p>183.4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p02-1</text:p>
          </table:table-cell>
          <table:table-cell table:style-name="ce2" office:value-type="float" office:value="200.95" calcext:value-type="float">
            <text:p>200.9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p03-1</text:p>
          </table:table-cell>
          <table:table-cell table:style-name="ce2" office:value-type="float" office:value="174.47" calcext:value-type="float">
            <text:p>174.47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p01-2</text:p>
          </table:table-cell>
          <table:table-cell office:value-type="float" office:value="185.16" calcext:value-type="float">
            <text:p>185.1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02-2</text:p>
          </table:table-cell>
          <table:table-cell table:style-name="ce2" office:value-type="float" office:value="179.9" calcext:value-type="float">
            <text:p>179.9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p03-2</text:p>
          </table:table-cell>
          <table:table-cell table:style-name="ce2" office:value-type="float" office:value="178.95" calcext:value-type="float">
            <text:p>178.9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p01-3</text:p>
          </table:table-cell>
          <table:table-cell office:value-type="float" office:value="181.93" calcext:value-type="float">
            <text:p>181.9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p02-3</text:p>
          </table:table-cell>
          <table:table-cell table:style-name="ce2" office:value-type="float" office:value="218.94" calcext:value-type="float">
            <text:p>218.9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03-3</text:p>
          </table:table-cell>
          <table:table-cell table:style-name="ce2" office:value-type="float" office:value="177.38" calcext:value-type="float">
            <text:p>177.38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p01-4</text:p>
          </table:table-cell>
          <table:table-cell office:value-type="float" office:value="180.03" calcext:value-type="float">
            <text:p>180.0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02-4</text:p>
          </table:table-cell>
          <table:table-cell table:style-name="ce2" office:value-type="float" office:value="180.14" calcext:value-type="float">
            <text:p>180.14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p03-4</text:p>
          </table:table-cell>
          <table:table-cell table:style-name="ce2" office:value-type="float" office:value="186.63" calcext:value-type="float">
            <text:p>186.6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p01-5</text:p>
          </table:table-cell>
          <table:table-cell office:value-type="float" office:value="184.98" calcext:value-type="float">
            <text:p>184.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p02-5</text:p>
          </table:table-cell>
          <table:table-cell table:style-name="ce2" office:value-type="float" office:value="184.01" calcext:value-type="float">
            <text:p>184.01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p03-5</text:p>
          </table:table-cell>
          <table:table-cell table:style-name="ce2" office:value-type="float" office:value="180.2" calcext:value-type="float">
            <text:p>180.2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84:.B88])" office:value-type="float" office:value="183.1" calcext:value-type="float">
            <text:p>183.10</text:p>
          </table:table-cell>
          <table:table-cell table:style-name="Accent_20_3" table:formula="of:=AVERAGE([.C84:.C88])" office:value-type="float" office:value="105" calcext:value-type="float">
            <text:p>105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84:.F88])" office:value-type="float" office:value="192.788" calcext:value-type="float">
            <text:p>192.79</text:p>
          </table:table-cell>
          <table:table-cell table:style-name="Accent_20_3" table:formula="of:=AVERAGE([.G84:.G88])" office:value-type="float" office:value="103.4" calcext:value-type="float">
            <text:p>103.4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84:.J88])" office:value-type="float" office:value="179.526" calcext:value-type="float">
            <text:p>179.53</text:p>
          </table:table-cell>
          <table:table-cell table:style-name="Accent_20_3" table:formula="of:=AVERAGE([.K84:.K88])" office:value-type="float" office:value="247.6" calcext:value-type="float">
            <text:p>247.6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84:.B88])" office:value-type="float" office:value="180.03" calcext:value-type="float">
            <text:p>180.03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84:.F88])" office:value-type="float" office:value="179.9" calcext:value-type="float">
            <text:p>179.90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84:.J88])" office:value-type="float" office:value="174.47" calcext:value-type="float">
            <text:p>174.47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84:.B88])" office:value-type="float" office:value="185.16" calcext:value-type="float">
            <text:p>185.16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84:.F88])" office:value-type="float" office:value="218.94" calcext:value-type="float">
            <text:p>218.94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84:.J88])" office:value-type="float" office:value="186.63" calcext:value-type="float">
            <text:p>186.63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4-1</text:p>
          </table:table-cell>
          <table:table-cell office:value-type="float" office:value="648.2" calcext:value-type="float">
            <text:p>648.20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p05-1</text:p>
          </table:table-cell>
          <table:table-cell table:style-name="ce2" office:value-type="float" office:value="593.69" calcext:value-type="float">
            <text:p>593.69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p06-1</text:p>
          </table:table-cell>
          <table:table-cell table:style-name="ce2" office:value-type="float" office:value="381.72" calcext:value-type="float">
            <text:p>381.72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p04-2</text:p>
          </table:table-cell>
          <table:table-cell office:value-type="float" office:value="631.87" calcext:value-type="float">
            <text:p>631.87</text:p>
          </table:table-cell>
          <table:table-cell office:value-type="float" office:value="805" calcext:value-type="float">
            <text:p>805</text:p>
          </table:table-cell>
          <table:table-cell/>
          <table:table-cell office:value-type="string" calcext:value-type="string">
            <text:p>p05-2</text:p>
          </table:table-cell>
          <table:table-cell table:style-name="ce2" office:value-type="float" office:value="591.52" calcext:value-type="float">
            <text:p>591.52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p06-2</text:p>
          </table:table-cell>
          <table:table-cell table:style-name="ce2" office:value-type="float" office:value="374.17" calcext:value-type="float">
            <text:p>374.17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p04-3</text:p>
          </table:table-cell>
          <table:table-cell office:value-type="float" office:value="635.53" calcext:value-type="float">
            <text:p>635.53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p05-3</text:p>
          </table:table-cell>
          <table:table-cell table:style-name="ce2" office:value-type="float" office:value="584.91" calcext:value-type="float">
            <text:p>584.91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p06-3</text:p>
          </table:table-cell>
          <table:table-cell table:style-name="ce2" office:value-type="float" office:value="381.72" calcext:value-type="float">
            <text:p>381.7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04-4</text:p>
          </table:table-cell>
          <table:table-cell office:value-type="float" office:value="633.67" calcext:value-type="float">
            <text:p>633.67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p05-4</text:p>
          </table:table-cell>
          <table:table-cell table:style-name="ce2" office:value-type="float" office:value="583.01" calcext:value-type="float">
            <text:p>583.01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p06-4</text:p>
          </table:table-cell>
          <table:table-cell table:style-name="ce2" office:value-type="float" office:value="369.07" calcext:value-type="float">
            <text:p>369.07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p04-5</text:p>
          </table:table-cell>
          <table:table-cell office:value-type="float" office:value="628.73" calcext:value-type="float">
            <text:p>628.73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p05-5</text:p>
          </table:table-cell>
          <table:table-cell table:style-name="ce2" office:value-type="float" office:value="593.97" calcext:value-type="float">
            <text:p>593.97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string" calcext:value-type="string">
            <text:p>p06-5</text:p>
          </table:table-cell>
          <table:table-cell table:style-name="ce2" office:value-type="float" office:value="381.94" calcext:value-type="float">
            <text:p>381.9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96:.B100])" office:value-type="float" office:value="635.6" calcext:value-type="float">
            <text:p>635.60</text:p>
          </table:table-cell>
          <table:table-cell table:style-name="Accent_20_3" table:formula="of:=AVERAGE([.C96:.C100])" office:value-type="float" office:value="588.6" calcext:value-type="float">
            <text:p>588.6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96:.F100])" office:value-type="float" office:value="589.42" calcext:value-type="float">
            <text:p>589.42</text:p>
          </table:table-cell>
          <table:table-cell table:style-name="Accent_20_3" table:formula="of:=AVERAGE([.G96:.G100])" office:value-type="float" office:value="591.2" calcext:value-type="float">
            <text:p>591.2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96:.J100])" office:value-type="float" office:value="377.724" calcext:value-type="float">
            <text:p>377.72</text:p>
          </table:table-cell>
          <table:table-cell table:style-name="Accent_20_3" table:formula="of:=AVERAGE([.K96:.K100])" office:value-type="float" office:value="489.2" calcext:value-type="float">
            <text:p>489.2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96:.B100])" office:value-type="float" office:value="628.73" calcext:value-type="float">
            <text:p>628.73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96:.F100])" office:value-type="float" office:value="583.01" calcext:value-type="float">
            <text:p>583.01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96:.J100])" office:value-type="float" office:value="369.07" calcext:value-type="float">
            <text:p>369.07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96:.B100])" office:value-type="float" office:value="648.2" calcext:value-type="float">
            <text:p>648.20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96:.F100])" office:value-type="float" office:value="593.97" calcext:value-type="float">
            <text:p>593.97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96:.J100])" office:value-type="float" office:value="381.94" calcext:value-type="float">
            <text:p>381.94</text:p>
          </table:table-cell>
          <table:table-cell/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07-1</text:p>
          </table:table-cell>
          <table:table-cell office:value-type="float" office:value="272.59" calcext:value-type="float">
            <text:p>272.59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p08-1</text:p>
          </table:table-cell>
          <table:table-cell table:style-name="ce2" office:value-type="float" office:value="2903.8" calcext:value-type="float">
            <text:p>2903.8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1</text:p>
          </table:table-cell>
          <table:table-cell table:style-name="ce2" office:value-type="float" office:value="1753.6" calcext:value-type="float">
            <text:p>1753.6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p07-2</text:p>
          </table:table-cell>
          <table:table-cell office:value-type="float" office:value="277.79" calcext:value-type="float">
            <text:p>277.79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p08-2</text:p>
          </table:table-cell>
          <table:table-cell table:style-name="ce2" office:value-type="float" office:value="2809.48" calcext:value-type="float">
            <text:p>2809.48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2</text:p>
          </table:table-cell>
          <table:table-cell table:style-name="ce2" office:value-type="float" office:value="1760.92" calcext:value-type="float">
            <text:p>1760.9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p07-3</text:p>
          </table:table-cell>
          <table:table-cell office:value-type="float" office:value="279.73" calcext:value-type="float">
            <text:p>279.73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p08-3</text:p>
          </table:table-cell>
          <table:table-cell table:style-name="ce2" office:value-type="float" office:value="2926.91" calcext:value-type="float">
            <text:p>2926.91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3</text:p>
          </table:table-cell>
          <table:table-cell table:style-name="ce2" office:value-type="float" office:value="1770.33" calcext:value-type="float">
            <text:p>1770.33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p07-4</text:p>
          </table:table-cell>
          <table:table-cell office:value-type="float" office:value="271.82" calcext:value-type="float">
            <text:p>271.82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p08-4</text:p>
          </table:table-cell>
          <table:table-cell table:style-name="ce2" office:value-type="float" office:value="2925.89" calcext:value-type="float">
            <text:p>2925.8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4</text:p>
          </table:table-cell>
          <table:table-cell table:style-name="ce2" office:value-type="float" office:value="1815.32" calcext:value-type="float">
            <text:p>1815.3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p07-5</text:p>
          </table:table-cell>
          <table:table-cell office:value-type="float" office:value="277.01" calcext:value-type="float">
            <text:p>277.01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p08-5</text:p>
          </table:table-cell>
          <table:table-cell table:style-name="ce2" office:value-type="float" office:value="2902.23" calcext:value-type="float">
            <text:p>2902.23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09-5</text:p>
          </table:table-cell>
          <table:table-cell table:style-name="ce2" office:value-type="float" office:value="1769.92" calcext:value-type="float">
            <text:p>1769.92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108:.B112])" office:value-type="float" office:value="275.788" calcext:value-type="float">
            <text:p>275.79</text:p>
          </table:table-cell>
          <table:table-cell table:style-name="Accent_20_3" table:formula="of:=AVERAGE([.C108:.C112])" office:value-type="float" office:value="506" calcext:value-type="float">
            <text:p>506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108:.F112])" office:value-type="float" office:value="2893.662" calcext:value-type="float">
            <text:p>2893.66</text:p>
          </table:table-cell>
          <table:table-cell table:style-name="Accent_20_3" table:formula="of:=AVERAGE([.G108:.G112])" office:value-type="float" office:value="3600" calcext:value-type="float">
            <text:p>3600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J108:.J112])" office:value-type="float" office:value="1774.018" calcext:value-type="float">
            <text:p>1774.02</text:p>
          </table:table-cell>
          <table:table-cell table:style-name="Accent_20_3" table:formula="of:=AVERAGE([.K108:.K112])" office:value-type="float" office:value="3600" calcext:value-type="float">
            <text:p>3600</text:p>
          </table:table-cell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108:.B112])" office:value-type="float" office:value="271.82" calcext:value-type="float">
            <text:p>271.82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108:.F112])" office:value-type="float" office:value="2809.48" calcext:value-type="float">
            <text:p>2809.48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J108:.J112])" office:value-type="float" office:value="1753.6" calcext:value-type="float">
            <text:p>1753.60</text:p>
          </table:table-cell>
          <table:table-cell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108:.B112])" office:value-type="float" office:value="279.73" calcext:value-type="float">
            <text:p>279.73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108:.F112])" office:value-type="float" office:value="2926.91" calcext:value-type="float">
            <text:p>2926.91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J108:.J112])" office:value-type="float" office:value="1815.32" calcext:value-type="float">
            <text:p>1815.32</text:p>
          </table:table-cell>
          <table:table-cell/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Instance</text:p>
          </table:table-cell>
          <table:table-cell office:value-type="string" calcext:value-type="string">
            <text:p>Hybrid +Swap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p10-1</text:p>
          </table:table-cell>
          <table:table-cell office:value-type="float" office:value="1318.69" calcext:value-type="float">
            <text:p>1318.69</text:p>
          </table:table-cell>
          <table:table-cell office:value-type="float" office:value="3344" calcext:value-type="float">
            <text:p>3344</text:p>
          </table:table-cell>
          <table:table-cell/>
          <table:table-cell office:value-type="string" calcext:value-type="string">
            <text:p>p11-1</text:p>
          </table:table-cell>
          <table:table-cell table:style-name="ce2" office:value-type="float" office:value="1029.9" calcext:value-type="float">
            <text:p>1029.90</text:p>
          </table:table-cell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-2</text:p>
          </table:table-cell>
          <table:table-cell office:value-type="float" office:value="1306.07" calcext:value-type="float">
            <text:p>1306.07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11-2</text:p>
          </table:table-cell>
          <table:table-cell table:style-name="ce2" office:value-type="float" office:value="985.47" calcext:value-type="float">
            <text:p>985.47</text:p>
          </table:table-cell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-3</text:p>
          </table:table-cell>
          <table:table-cell office:value-type="float" office:value="1295.69" calcext:value-type="float">
            <text:p>1295.69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string" calcext:value-type="string">
            <text:p>p11-3</text:p>
          </table:table-cell>
          <table:table-cell table:style-name="ce2" office:value-type="float" office:value="1017.52" calcext:value-type="float">
            <text:p>1017.52</text:p>
          </table:table-cell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-4</text:p>
          </table:table-cell>
          <table:table-cell office:value-type="float" office:value="1259.76" calcext:value-type="float">
            <text:p>1259.76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string" calcext:value-type="string">
            <text:p>p11-4</text:p>
          </table:table-cell>
          <table:table-cell table:style-name="ce2" office:value-type="float" office:value="989.86" calcext:value-type="float">
            <text:p>989.86</text:p>
          </table:table-cell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-5</text:p>
          </table:table-cell>
          <table:table-cell office:value-type="float" office:value="1349.1" calcext:value-type="float">
            <text:p>1349.10</text:p>
          </table:table-cell>
          <table:table-cell office:value-type="float" office:value="3107" calcext:value-type="float">
            <text:p>3107</text:p>
          </table:table-cell>
          <table:table-cell/>
          <table:table-cell office:value-type="string" calcext:value-type="string">
            <text:p>p11-5</text:p>
          </table:table-cell>
          <table:table-cell table:style-name="ce2" office:value-type="float" office:value="999.57" calcext:value-type="float">
            <text:p>999.57</text:p>
          </table:table-cell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120:.B124])" office:value-type="float" office:value="1305.862" calcext:value-type="float">
            <text:p>1305.86</text:p>
          </table:table-cell>
          <table:table-cell table:style-name="Accent_20_3" table:formula="of:=AVERAGE([.C120:.C124])" office:value-type="float" office:value="3446.2" calcext:value-type="float">
            <text:p>3446.2</text:p>
          </table:table-cell>
          <table:table-cell/>
          <table:table-cell table:style-name="Accent_20_3" office:value-type="string" calcext:value-type="string">
            <text:p>AVERAGE</text:p>
          </table:table-cell>
          <table:table-cell table:style-name="ce4" table:formula="of:=AVERAGE([.F120:.F124])" office:value-type="float" office:value="1004.464" calcext:value-type="float">
            <text:p>1004.46</text:p>
          </table:table-cell>
          <table:table-cell table:style-name="Accent_20_3" table:formula="of:=AVERAGE([.G120:.G124])"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table:style-name="Good" office:value-type="string" calcext:value-type="string">
            <text:p>BEST</text:p>
          </table:table-cell>
          <table:table-cell table:style-name="ce6" table:formula="of:=MIN([.B120:.B124])" office:value-type="float" office:value="1259.76" calcext:value-type="float">
            <text:p>1259.76</text:p>
          </table:table-cell>
          <table:table-cell table:number-columns-repeated="2"/>
          <table:table-cell table:style-name="Good" office:value-type="string" calcext:value-type="string">
            <text:p>BEST</text:p>
          </table:table-cell>
          <table:table-cell table:style-name="ce6" table:formula="of:=MIN([.F120:.F124])" office:value-type="float" office:value="985.47" calcext:value-type="float">
            <text:p>985.47</text:p>
          </table:table-cell>
          <table:table-cell table:number-columns-repeated="5"/>
        </table:table-row>
        <table:table-row table:style-name="ro1">
          <table:table-cell table:style-name="Bad" office:value-type="string" calcext:value-type="string">
            <text:p>WORST</text:p>
          </table:table-cell>
          <table:table-cell table:style-name="ce7" table:formula="of:=MAX([.B120:.B124])" office:value-type="float" office:value="1349.1" calcext:value-type="float">
            <text:p>1349.10</text:p>
          </table:table-cell>
          <table:table-cell table:number-columns-repeated="2"/>
          <table:table-cell table:style-name="Bad" office:value-type="string" calcext:value-type="string">
            <text:p>WORST</text:p>
          </table:table-cell>
          <table:table-cell table:style-name="ce7" table:formula="of:=MAX([.F120:.F124])" office:value-type="float" office:value="1029.9" calcext:value-type="float">
            <text:p>1029.90</text:p>
          </table:table-cell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 table:number-columns-spanned="2" table:number-rows-spanned="1">
            <text:p>C-instances +Swap</text:p>
          </table:table-cell>
          <table:covered-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avg time (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80.03" calcext:value-type="float">
            <text:p>180.03</text:p>
          </table:table-cell>
          <table:table-cell table:style-name="ce2" office:value-type="float" office:value="183.1" calcext:value-type="float">
            <text:p>183.10</text:p>
          </table:table-cell>
          <table:table-cell table:style-name="ce2" table:formula="of:=100*([.C133]-[.B133])/[.B133]" office:value-type="float" office:value="1.70527134366494" calcext:value-type="float">
            <text:p>1.71</text:p>
          </table:table-cell>
          <table:table-cell table:style-name="ce2" office:value-type="float" office:value="185.16" calcext:value-type="float">
            <text:p>185.16</text:p>
          </table:table-cell>
          <table:table-cell table:style-name="ce2" table:formula="of:=100*([.E133]-[.B133])/[.B133]" office:value-type="float" office:value="2.84952507915347" calcext:value-type="float">
            <text:p>2.85</text:p>
          </table:table-cell>
          <table:table-cell table:style-name="ce9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79.9" calcext:value-type="float">
            <text:p>179.90</text:p>
          </table:table-cell>
          <table:table-cell table:style-name="ce2" office:value-type="float" office:value="192.788" calcext:value-type="float">
            <text:p>192.79</text:p>
          </table:table-cell>
          <table:table-cell table:style-name="ce2" table:formula="of:=100*([.C134]-[.B134])/[.B134]" office:value-type="float" office:value="7.1639799888827" calcext:value-type="float">
            <text:p>7.16</text:p>
          </table:table-cell>
          <table:table-cell table:style-name="ce2" office:value-type="float" office:value="218.94" calcext:value-type="float">
            <text:p>218.94</text:p>
          </table:table-cell>
          <table:table-cell table:style-name="ce2" table:formula="of:=100*([.E134]-[.B134])/[.B134]" office:value-type="float" office:value="21.7009449694275" calcext:value-type="float">
            <text:p>21.70</text:p>
          </table:table-cell>
          <table:table-cell table:style-name="ce9" office:value-type="float" office:value="103.4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74.47" calcext:value-type="float">
            <text:p>174.47</text:p>
          </table:table-cell>
          <table:table-cell table:style-name="ce2" office:value-type="float" office:value="179.526" calcext:value-type="float">
            <text:p>179.53</text:p>
          </table:table-cell>
          <table:table-cell table:style-name="ce2" table:formula="of:=100*([.C135]-[.B135])/[.B135]" office:value-type="float" office:value="2.89791941307962" calcext:value-type="float">
            <text:p>2.90</text:p>
          </table:table-cell>
          <table:table-cell table:style-name="ce2" office:value-type="float" office:value="186.63" calcext:value-type="float">
            <text:p>186.63</text:p>
          </table:table-cell>
          <table:table-cell table:style-name="ce2" table:formula="of:=100*([.E135]-[.B135])/[.B135]" office:value-type="float" office:value="6.96967960107755" calcext:value-type="float">
            <text:p>6.97</text:p>
          </table:table-cell>
          <table:table-cell table:style-name="ce9" office:value-type="float" office:value="247.6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28.73" calcext:value-type="float">
            <text:p>628.73</text:p>
          </table:table-cell>
          <table:table-cell table:style-name="ce2" office:value-type="float" office:value="635.6" calcext:value-type="float">
            <text:p>635.60</text:p>
          </table:table-cell>
          <table:table-cell table:style-name="ce2" table:formula="of:=100*([.C136]-[.B136])/[.B136]" office:value-type="float" office:value="1.09267889237033" calcext:value-type="float">
            <text:p>1.09</text:p>
          </table:table-cell>
          <table:table-cell table:style-name="ce2" office:value-type="float" office:value="648.2" calcext:value-type="float">
            <text:p>648.20</text:p>
          </table:table-cell>
          <table:table-cell table:style-name="ce2" table:formula="of:=100*([.E136]-[.B136])/[.B136]" office:value-type="float" office:value="3.0967187823072" calcext:value-type="float">
            <text:p>3.10</text:p>
          </table:table-cell>
          <table:table-cell table:style-name="ce9" office:value-type="float" office:value="588.6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583.01" calcext:value-type="float">
            <text:p>583.01</text:p>
          </table:table-cell>
          <table:table-cell table:style-name="ce2" office:value-type="float" office:value="589.42" calcext:value-type="float">
            <text:p>589.42</text:p>
          </table:table-cell>
          <table:table-cell table:style-name="ce2" table:formula="of:=100*([.C137]-[.B137])/[.B137]" office:value-type="float" office:value="1.09946656146549" calcext:value-type="float">
            <text:p>1.10</text:p>
          </table:table-cell>
          <table:table-cell table:style-name="ce2" office:value-type="float" office:value="593.97" calcext:value-type="float">
            <text:p>593.97</text:p>
          </table:table-cell>
          <table:table-cell table:style-name="ce2" table:formula="of:=100*([.E137]-[.B137])/[.B137]" office:value-type="float" office:value="1.87989914409702" calcext:value-type="float">
            <text:p>1.88</text:p>
          </table:table-cell>
          <table:table-cell table:style-name="ce9" office:value-type="float" office:value="591.2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369.07" calcext:value-type="float">
            <text:p>369.07</text:p>
          </table:table-cell>
          <table:table-cell table:style-name="ce2" office:value-type="float" office:value="377.724" calcext:value-type="float">
            <text:p>377.72</text:p>
          </table:table-cell>
          <table:table-cell table:style-name="ce2" table:formula="of:=100*([.C138]-[.B138])/[.B138]" office:value-type="float" office:value="2.34481263716912" calcext:value-type="float">
            <text:p>2.34</text:p>
          </table:table-cell>
          <table:table-cell table:style-name="ce2" office:value-type="float" office:value="381.94" calcext:value-type="float">
            <text:p>381.94</text:p>
          </table:table-cell>
          <table:table-cell table:style-name="ce2" table:formula="of:=100*([.E138]-[.B138])/[.B138]" office:value-type="float" office:value="3.48714336033815" calcext:value-type="float">
            <text:p>3.49</text:p>
          </table:table-cell>
          <table:table-cell table:style-name="ce9" office:value-type="float" office:value="489.2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71.82" calcext:value-type="float">
            <text:p>271.82</text:p>
          </table:table-cell>
          <table:table-cell table:style-name="ce2" office:value-type="float" office:value="275.788" calcext:value-type="float">
            <text:p>275.79</text:p>
          </table:table-cell>
          <table:table-cell table:style-name="ce2" table:formula="of:=100*([.C139]-[.B139])/[.B139]" office:value-type="float" office:value="1.45978956662498" calcext:value-type="float">
            <text:p>1.46</text:p>
          </table:table-cell>
          <table:table-cell table:style-name="ce2" office:value-type="float" office:value="279.73" calcext:value-type="float">
            <text:p>279.73</text:p>
          </table:table-cell>
          <table:table-cell table:style-name="ce2" table:formula="of:=100*([.E139]-[.B139])/[.B139]" office:value-type="float" office:value="2.91001397983961" calcext:value-type="float">
            <text:p>2.91</text:p>
          </table:table-cell>
          <table:table-cell table:style-name="ce9"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2809.48" calcext:value-type="float">
            <text:p>2809.48</text:p>
          </table:table-cell>
          <table:table-cell table:style-name="ce2" office:value-type="float" office:value="2893.662" calcext:value-type="float">
            <text:p>2893.66</text:p>
          </table:table-cell>
          <table:table-cell table:style-name="ce2" table:formula="of:=100*([.C140]-[.B140])/[.B140]" office:value-type="float" office:value="2.99635519740307" calcext:value-type="float">
            <text:p>3.00</text:p>
          </table:table-cell>
          <table:table-cell table:style-name="ce2" office:value-type="float" office:value="2926.91" calcext:value-type="float">
            <text:p>2926.91</text:p>
          </table:table-cell>
          <table:table-cell table:style-name="ce2" table:formula="of:=100*([.E140]-[.B140])/[.B140]" office:value-type="float" office:value="4.17977704059114" calcext:value-type="float">
            <text:p>4.18</text:p>
          </table:table-cell>
          <table:table-cell table:style-name="ce9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753.6" calcext:value-type="float">
            <text:p>1753.60</text:p>
          </table:table-cell>
          <table:table-cell table:style-name="ce2" office:value-type="float" office:value="1774.018" calcext:value-type="float">
            <text:p>1774.02</text:p>
          </table:table-cell>
          <table:table-cell table:style-name="ce2" table:formula="of:=100*([.C141]-[.B141])/[.B141]" office:value-type="float" office:value="1.16434762773723" calcext:value-type="float">
            <text:p>1.16</text:p>
          </table:table-cell>
          <table:table-cell table:style-name="ce2" office:value-type="float" office:value="1815.32" calcext:value-type="float">
            <text:p>1815.32</text:p>
          </table:table-cell>
          <table:table-cell table:style-name="ce2" table:formula="of:=100*([.E141]-[.B141])/[.B141]" office:value-type="float" office:value="3.51961678832117" calcext:value-type="float">
            <text:p>3.52</text:p>
          </table:table-cell>
          <table:table-cell table:style-name="ce9"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259.76" calcext:value-type="float">
            <text:p>1259.76</text:p>
          </table:table-cell>
          <table:table-cell table:style-name="ce2" office:value-type="float" office:value="1305.862" calcext:value-type="float">
            <text:p>1305.86</text:p>
          </table:table-cell>
          <table:table-cell table:style-name="ce2" table:formula="of:=100*([.C142]-[.B142])/[.B142]" office:value-type="float" office:value="3.6595859528799" calcext:value-type="float">
            <text:p>3.66</text:p>
          </table:table-cell>
          <table:table-cell table:style-name="ce2" office:value-type="float" office:value="1349.1" calcext:value-type="float">
            <text:p>1349.10</text:p>
          </table:table-cell>
          <table:table-cell table:style-name="ce2" table:formula="of:=100*([.E142]-[.B142])/[.B142]" office:value-type="float" office:value="7.09182701466946" calcext:value-type="float">
            <text:p>7.09</text:p>
          </table:table-cell>
          <table:table-cell table:style-name="ce9" office:value-type="float" office:value="3446.2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985.47" calcext:value-type="float">
            <text:p>985.47</text:p>
          </table:table-cell>
          <table:table-cell table:style-name="ce2" office:value-type="float" office:value="1004.464" calcext:value-type="float">
            <text:p>1004.46</text:p>
          </table:table-cell>
          <table:table-cell table:style-name="ce2" table:formula="of:=100*([.E143]-[.B143])/[.B143]" office:value-type="float" office:value="4.50850863039971" calcext:value-type="float">
            <text:p>4.51</text:p>
          </table:table-cell>
          <table:table-cell table:style-name="ce2" office:value-type="float" office:value="1029.9" calcext:value-type="float">
            <text:p>1029.90</text:p>
          </table:table-cell>
          <table:table-cell table:style-name="ce2" table:formula="of:=100*([.E143]-[.B143])/[.B143]" office:value-type="float" office:value="4.50850863039971" calcext:value-type="float">
            <text:p>4.51</text:p>
          </table:table-cell>
          <table:table-cell table:style-name="ce9"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133:.B143])" office:value-type="float" office:value="835.94" calcext:value-type="float">
            <text:p>835.94</text:p>
          </table:table-cell>
          <table:table-cell table:style-name="ce4" table:formula="of:=AVERAGE([.C133:.C143])" office:value-type="float" office:value="855.632" calcext:value-type="float">
            <text:p>855.63</text:p>
          </table:table-cell>
          <table:table-cell table:style-name="ce4" table:formula="of:=AVERAGE([.D133:.D143])" office:value-type="float" office:value="2.73570143742519" calcext:value-type="float">
            <text:p>2.74</text:p>
          </table:table-cell>
          <table:table-cell table:style-name="ce4" table:formula="of:=AVERAGE([.E133:.E143])" office:value-type="float" office:value="874.163636363636" calcext:value-type="float">
            <text:p>874.16</text:p>
          </table:table-cell>
          <table:table-cell table:style-name="ce4" table:formula="of:=AVERAGE([.F133:.F143])" office:value-type="float" office:value="5.65396858092927" calcext:value-type="float">
            <text:p>5.65</text:p>
          </table:table-cell>
          <table:table-cell table:style-name="ce5" table:formula="of:=AVERAGE([.G133:.G143])" office:value-type="float" office:value="1461.83636363636" calcext:value-type="float">
            <text:p>1462</text:p>
          </table:table-cell>
          <table:table-cell table:number-columns-repeated="4"/>
        </table:table-row>
        <table:table-row table:style-name="ro1" table:number-rows-repeated="15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Comparison +Swap/Standard</text:p>
          </table:table-cell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Best Standard</text:p>
          </table:table-cell>
          <table:table-cell office:value-type="string" calcext:value-type="string">
            <text:p>Best +Sw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avg time Standard</text:p>
          </table:table-cell>
          <table:table-cell office:value-type="string" calcext:value-type="string">
            <text:p>avg time +Swap</text:p>
          </table:table-cell>
          <table:table-cell office:value-type="string" calcext:value-type="string">
            <text:p>g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173.99" calcext:value-type="float">
            <text:p>173.99</text:p>
          </table:table-cell>
          <table:table-cell table:style-name="ce2" office:value-type="float" office:value="180.03" calcext:value-type="float">
            <text:p>180.03</text:p>
          </table:table-cell>
          <table:table-cell table:style-name="ce2" table:formula="of:=100*([.C162]-[.B162])/[.B162]" office:value-type="float" office:value="3.47146387723432" calcext:value-type="float">
            <text:p>3.47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105" calcext:value-type="float">
            <text:p>105</text:p>
          </table:table-cell>
          <table:table-cell table:style-name="ce2" table:formula="of:=100*([.F162]-[.E162])/[.E162]" office:value-type="float" office:value="-13.2231404958678" calcext:value-type="float">
            <text:p>-13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178.37" calcext:value-type="float">
            <text:p>178.37</text:p>
          </table:table-cell>
          <table:table-cell table:style-name="ce2" office:value-type="float" office:value="179.9" calcext:value-type="float">
            <text:p>179.90</text:p>
          </table:table-cell>
          <table:table-cell table:style-name="ce2" table:formula="of:=100*([.C163]-[.B163])/[.B163]" office:value-type="float" office:value="0.857767561809722" calcext:value-type="float">
            <text:p>0.86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03.4" calcext:value-type="float">
            <text:p>103</text:p>
          </table:table-cell>
          <table:table-cell table:style-name="ce2" table:formula="of:=100*([.F163]-[.E163])/[.E163]" office:value-type="float" office:value="-20.4615384615385" calcext:value-type="float">
            <text:p>-20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172.24" calcext:value-type="float">
            <text:p>172.24</text:p>
          </table:table-cell>
          <table:table-cell table:style-name="ce2" office:value-type="float" office:value="174.47" calcext:value-type="float">
            <text:p>174.47</text:p>
          </table:table-cell>
          <table:table-cell table:style-name="ce2" table:formula="of:=100*([.C164]-[.B164])/[.B164]" office:value-type="float" office:value="1.2947050627032" calcext:value-type="float">
            <text:p>1.29</text:p>
          </table:table-cell>
          <table:table-cell table:style-name="ce9" office:value-type="float" office:value="328.6" calcext:value-type="float">
            <text:p>329</text:p>
          </table:table-cell>
          <table:table-cell table:style-name="ce9" office:value-type="float" office:value="247.6" calcext:value-type="float">
            <text:p>248</text:p>
          </table:table-cell>
          <table:table-cell table:style-name="ce2" table:formula="of:=100*([.F164]-[.E164])/[.E164]" office:value-type="float" office:value="-24.6500304321363" calcext:value-type="float">
            <text:p>-24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28.26" calcext:value-type="float">
            <text:p>628.26</text:p>
          </table:table-cell>
          <table:table-cell table:style-name="ce2" office:value-type="float" office:value="628.73" calcext:value-type="float">
            <text:p>628.73</text:p>
          </table:table-cell>
          <table:table-cell table:style-name="ce2" table:formula="of:=100*([.C165]-[.B165])/[.B165]" office:value-type="float" office:value="0.0748097921242841" calcext:value-type="float">
            <text:p>0.07</text:p>
          </table:table-cell>
          <table:table-cell table:style-name="ce9" office:value-type="float" office:value="596.4" calcext:value-type="float">
            <text:p>596</text:p>
          </table:table-cell>
          <table:table-cell table:style-name="ce9" office:value-type="float" office:value="588.6" calcext:value-type="float">
            <text:p>589</text:p>
          </table:table-cell>
          <table:table-cell table:style-name="ce2" table:formula="of:=100*([.F165]-[.E165])/[.E165]" office:value-type="float" office:value="-1.30784708249496" calcext:value-type="float">
            <text:p>-1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589.68" calcext:value-type="float">
            <text:p>589.68</text:p>
          </table:table-cell>
          <table:table-cell table:style-name="ce2" office:value-type="float" office:value="583.01" calcext:value-type="float">
            <text:p>583.01</text:p>
          </table:table-cell>
          <table:table-cell table:style-name="ce2" table:formula="of:=100*([.C166]-[.B166])/[.B166]" office:value-type="float" office:value="-1.13112196445529" calcext:value-type="float">
            <text:p>-1.13</text:p>
          </table:table-cell>
          <table:table-cell table:style-name="ce9" office:value-type="float" office:value="480.4" calcext:value-type="float">
            <text:p>480</text:p>
          </table:table-cell>
          <table:table-cell table:style-name="ce9" office:value-type="float" office:value="591.2" calcext:value-type="float">
            <text:p>591</text:p>
          </table:table-cell>
          <table:table-cell table:style-name="ce2" table:formula="of:=100*([.F166]-[.E166])/[.E166]" office:value-type="float" office:value="23.0641132389675" calcext:value-type="float">
            <text:p>23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381.72" calcext:value-type="float">
            <text:p>381.72</text:p>
          </table:table-cell>
          <table:table-cell table:style-name="ce2" office:value-type="float" office:value="369.07" calcext:value-type="float">
            <text:p>369.07</text:p>
          </table:table-cell>
          <table:table-cell table:style-name="ce2" table:formula="of:=100*([.C167]-[.B167])/[.B167]" office:value-type="float" office:value="-3.31394739599707" calcext:value-type="float">
            <text:p>-3.31</text:p>
          </table:table-cell>
          <table:table-cell table:style-name="ce9" office:value-type="float" office:value="497.6" calcext:value-type="float">
            <text:p>498</text:p>
          </table:table-cell>
          <table:table-cell table:style-name="ce9" office:value-type="float" office:value="489.2" calcext:value-type="float">
            <text:p>489</text:p>
          </table:table-cell>
          <table:table-cell table:style-name="ce2" table:formula="of:=100*([.F167]-[.E167])/[.E167]" office:value-type="float" office:value="-1.68810289389068" calcext:value-type="float">
            <text:p>-1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78.07" calcext:value-type="float">
            <text:p>278.07</text:p>
          </table:table-cell>
          <table:table-cell table:style-name="ce2" office:value-type="float" office:value="271.82" calcext:value-type="float">
            <text:p>271.82</text:p>
          </table:table-cell>
          <table:table-cell table:style-name="ce2" table:formula="of:=100*([.C168]-[.B168])/[.B168]" office:value-type="float" office:value="-2.24763548746718" calcext:value-type="float">
            <text:p>-2.25</text:p>
          </table:table-cell>
          <table:table-cell table:style-name="ce9" office:value-type="float" office:value="517" calcext:value-type="float">
            <text:p>517</text:p>
          </table:table-cell>
          <table:table-cell table:style-name="ce9" office:value-type="float" office:value="506" calcext:value-type="float">
            <text:p>506</text:p>
          </table:table-cell>
          <table:table-cell table:style-name="ce2" table:formula="of:=100*([.F168]-[.E168])/[.E168]" office:value-type="float" office:value="-2.12765957446809" calcext:value-type="float">
            <text:p>-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2842.74" calcext:value-type="float">
            <text:p>2842.74</text:p>
          </table:table-cell>
          <table:table-cell table:style-name="ce2" office:value-type="float" office:value="2809.48" calcext:value-type="float">
            <text:p>2809.48</text:p>
          </table:table-cell>
          <table:table-cell table:style-name="ce2" table:formula="of:=100*([.C169]-[.B169])/[.B169]" office:value-type="float" office:value="-1.16999795971491" calcext:value-type="float">
            <text:p>-1.17</text:p>
          </table:table-cell>
          <table:table-cell table:number-columns-repeated="2" table:style-name="ce9" office:value-type="float" office:value="3600" calcext:value-type="float">
            <text:p>3600</text:p>
          </table:table-cell>
          <table:table-cell table:style-name="ce2" table:formula="of:=100*([.F169]-[.E169])/[.E169]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768.27" calcext:value-type="float">
            <text:p>1768.27</text:p>
          </table:table-cell>
          <table:table-cell table:style-name="ce2" office:value-type="float" office:value="1753.6" calcext:value-type="float">
            <text:p>1753.60</text:p>
          </table:table-cell>
          <table:table-cell table:style-name="ce2" table:formula="of:=100*([.C170]-[.B170])/[.B170]" office:value-type="float" office:value="-0.829624435182414" calcext:value-type="float">
            <text:p>-0.83</text:p>
          </table:table-cell>
          <table:table-cell table:style-name="ce9" office:value-type="float" office:value="3519.2" calcext:value-type="float">
            <text:p>3519</text:p>
          </table:table-cell>
          <table:table-cell table:style-name="ce9" office:value-type="float" office:value="3600" calcext:value-type="float">
            <text:p>3600</text:p>
          </table:table-cell>
          <table:table-cell table:style-name="ce2" table:formula="of:=100*([.F170]-[.E170])/[.E170]" office:value-type="float" office:value="2.29597635826325" calcext:value-type="float">
            <text:p>2.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293.53" calcext:value-type="float">
            <text:p>1293.53</text:p>
          </table:table-cell>
          <table:table-cell table:style-name="ce2" office:value-type="float" office:value="1259.76" calcext:value-type="float">
            <text:p>1259.76</text:p>
          </table:table-cell>
          <table:table-cell table:style-name="ce2" table:formula="of:=100*([.C171]-[.B171])/[.B171]" office:value-type="float" office:value="-2.61068548854684" calcext:value-type="float">
            <text:p>-2.61</text:p>
          </table:table-cell>
          <table:table-cell table:style-name="ce9" office:value-type="float" office:value="3572.8" calcext:value-type="float">
            <text:p>3573</text:p>
          </table:table-cell>
          <table:table-cell table:style-name="ce9" office:value-type="float" office:value="3446.2" calcext:value-type="float">
            <text:p>3446</text:p>
          </table:table-cell>
          <table:table-cell table:style-name="ce2" table:formula="of:=100*([.F171]-[.E171])/[.E171]" office:value-type="float" office:value="-3.5434393193014" calcext:value-type="float">
            <text:p>-3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979.3" calcext:value-type="float">
            <text:p>979.30</text:p>
          </table:table-cell>
          <table:table-cell table:style-name="ce2" office:value-type="float" office:value="985.47" calcext:value-type="float">
            <text:p>985.47</text:p>
          </table:table-cell>
          <table:table-cell table:style-name="ce2" table:formula="of:=100*([.C172]-[.B172])/[.B172]" office:value-type="float" office:value="0.630041866639444" calcext:value-type="float">
            <text:p>0.63</text:p>
          </table:table-cell>
          <table:table-cell table:style-name="ce9" office:value-type="float" office:value="3484.6" calcext:value-type="float">
            <text:p>3485</text:p>
          </table:table-cell>
          <table:table-cell table:style-name="ce9" office:value-type="float" office:value="2803" calcext:value-type="float">
            <text:p>2803</text:p>
          </table:table-cell>
          <table:table-cell table:style-name="ce2" table:formula="of:=100*([.F172]-[.E172])/[.E172]" office:value-type="float" office:value="-19.560351259829" calcext:value-type="float">
            <text:p>-19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62:.B172])" office:value-type="float" office:value="844.197272727273" calcext:value-type="float">
            <text:p>844.20</text:p>
          </table:table-cell>
          <table:table-cell table:style-name="ce2" table:formula="of:=AVERAGE([.C162:.C172])" office:value-type="float" office:value="835.94" calcext:value-type="float">
            <text:p>835.94</text:p>
          </table:table-cell>
          <table:table-cell table:style-name="ce2" table:formula="of:=AVERAGE([.D162:.D172])" office:value-type="float" office:value="-0.452202233713887" calcext:value-type="float">
            <text:p>-0.45</text:p>
          </table:table-cell>
          <table:table-cell table:style-name="ce9" table:formula="of:=AVERAGE([.E162:.E172])" office:value-type="float" office:value="1531.6" calcext:value-type="float">
            <text:p>1532</text:p>
          </table:table-cell>
          <table:table-cell table:style-name="ce9" table:formula="of:=AVERAGE([.F162:.F172])" office:value-type="float" office:value="1461.83636363636" calcext:value-type="float">
            <text:p>1462</text:p>
          </table:table-cell>
          <table:table-cell table:style-name="ce2" table:formula="of:=100*([.F173]-[.E173])/[.E173]" office:value-type="float" office:value="-4.55495144709037" calcext:value-type="float">
            <text:p>-4.5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01:42:31.0450424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7:59:49.594588635</meta:creation-date>
    <meta:generator>LibreOffice/7.6.7.2$Linux_X86_64 LibreOffice_project/60$Build-2</meta:generator>
    <dc:date>2024-06-11T20:02:40.865909432</dc:date>
    <meta:editing-duration>P1DT19H46M51S</meta:editing-duration>
    <meta:editing-cycles>462</meta:editing-cycles>
    <meta:document-statistic meta:table-count="1" meta:cell-count="827" meta:object-count="0"/>
  </office:meta>
</office:document-meta>
</file>